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30" table:style-name="ta1">
        <table:shapes>
          <draw:frame draw:z-index="0" draw:style-name="gr1" draw:text-style-name="P1" svg:width="6.2988in" svg:height="3.5429in" svg:x="4.426in" svg:y="0.9665in">
            <draw:object draw:notify-on-update-of-ranges="n30.C2:n30.C10 n30.A1:n30.A1 n30.A2:n30.A10 n30.B1:n30.B1 n30.B2:n30.B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7969" calcext:value-type="float">
            <text:p>91.7969</text:p>
          </table:table-cell>
          <table:table-cell office:value-type="float" office:value="32.5536062378168" calcext:value-type="float">
            <text:p>32.553606237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2.967" calcext:value-type="float">
            <text:p>92.967</text:p>
          </table:table-cell>
          <table:table-cell office:value-type="float" office:value="48.9035087719298" calcext:value-type="float">
            <text:p>48.9035087719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73.6842105263158" calcext:value-type="float">
            <text:p>73.6842105263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4282" calcext:value-type="float">
            <text:p>94.4282</text:p>
          </table:table-cell>
          <table:table-cell office:value-type="float" office:value="77.7777777777778" calcext:value-type="float">
            <text:p>77.7777777778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2.9577" calcext:value-type="float">
            <text:p>92.9577</text:p>
          </table:table-cell>
          <table:table-cell office:value-type="float" office:value="74.7368421052632" calcext:value-type="float">
            <text:p>74.736842105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76.3157894736842" calcext:value-type="float">
            <text:p>76.3157894737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80.7017543859649" calcext:value-type="float">
            <text:p>80.70175438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82.4561403508772" calcext:value-type="float">
            <text:p>82.4561403509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85.9649122807017" calcext:value-type="float">
            <text:p>85.9649122807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20" table:style-name="ta1">
        <table:shapes>
          <draw:frame draw:z-index="0" draw:style-name="gr1" draw:text-style-name="P1" svg:width="6.2988in" svg:height="3.5429in" svg:x="4.426in" svg:y="0.9665in">
            <draw:object draw:notify-on-update-of-ranges="n20.C2:n20.C10 n20.A1:n20.A1 n20.A2:n20.A10 n20.B1:n20.B1 n20.B2:n20.B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32.5536062378168" calcext:value-type="float">
            <text:p>32.553606237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.1648" calcext:value-type="float">
            <text:p>95.1648</text:p>
          </table:table-cell>
          <table:table-cell office:value-type="float" office:value="64.2543859649123" calcext:value-type="float">
            <text:p>64.2543859649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9698" calcext:value-type="float">
            <text:p>93.9698</text:p>
          </table:table-cell>
          <table:table-cell office:value-type="float" office:value="73.9348370927318" calcext:value-type="float">
            <text:p>73.9348370927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76.9005847953216" calcext:value-type="float">
            <text:p>76.9005847953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3.3099" calcext:value-type="float">
            <text:p>93.3099</text:p>
          </table:table-cell>
          <table:table-cell office:value-type="float" office:value="75.7894736842105" calcext:value-type="float">
            <text:p>75.7894736842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78.0701754385965" calcext:value-type="float">
            <text:p>78.0701754386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3216" calcext:value-type="float">
            <text:p>95.3216</text:p>
          </table:table-cell>
          <table:table-cell office:value-type="float" office:value="83.625730994152" calcext:value-type="float">
            <text:p>83.6257309942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81.5789473684211" calcext:value-type="float">
            <text:p>81.5789473684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1.2280701754386" calcext:value-type="float">
            <text:p>91.2280701754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0" table:style-name="ta1">
        <table:shapes>
          <draw:frame draw:z-index="0" draw:style-name="gr1" draw:text-style-name="P1" svg:width="6.2988in" svg:height="3.5429in" svg:x="4.426in" svg:y="0.9665in">
            <draw:object draw:notify-on-update-of-ranges="n10.C2:n10.C10 n10.A1:n10.A1 n10.A2:n10.A10 n10.B1:n10.B1 n10.B2:n10.B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5.1172" calcext:value-type="float">
            <text:p>95.1172</text:p>
          </table:table-cell>
          <table:table-cell office:value-type="float" office:value="34.307992202729" calcext:value-type="float">
            <text:p>34.3079922027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0659" calcext:value-type="float">
            <text:p>94.0659</text:p>
          </table:table-cell>
          <table:table-cell office:value-type="float" office:value="66.0087719298246" calcext:value-type="float">
            <text:p>66.0087719298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4673" calcext:value-type="float">
            <text:p>93.4673</text:p>
          </table:table-cell>
          <table:table-cell office:value-type="float" office:value="73.4335839598998" calcext:value-type="float">
            <text:p>73.433583959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74.2690058479532" calcext:value-type="float">
            <text:p>74.269005848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76.140350877193" calcext:value-type="float">
            <text:p>76.1403508772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79.8245614035088" calcext:value-type="float">
            <text:p>79.8245614035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80.7017543859649" calcext:value-type="float">
            <text:p>80.70175438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81.5789473684211" calcext:value-type="float">
            <text:p>81.5789473684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1.2280701754386" calcext:value-type="float">
            <text:p>91.2280701754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5" table:style-name="ta1">
        <table:shapes>
          <draw:frame draw:z-index="0" draw:style-name="gr1" draw:text-style-name="P1" svg:width="6.2988in" svg:height="3.5429in" svg:x="4.426in" svg:y="0.9665in">
            <draw:object draw:notify-on-update-of-ranges="n5.C2:n5.C10 n5.A1:n5.A1 n5.A2:n5.A10 n5.B1:n5.B1 n5.B2:n5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9922" calcext:value-type="float">
            <text:p>91.9922</text:p>
          </table:table-cell>
          <table:table-cell office:value-type="float" office:value="45.4191033138402" calcext:value-type="float">
            <text:p>45.419103313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4066" calcext:value-type="float">
            <text:p>93.4066</text:p>
          </table:table-cell>
          <table:table-cell office:value-type="float" office:value="70.3947368421053" calcext:value-type="float">
            <text:p>70.3947368421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74.4360902255639" calcext:value-type="float">
            <text:p>74.4360902256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3079" calcext:value-type="float">
            <text:p>95.3079</text:p>
          </table:table-cell>
          <table:table-cell office:value-type="float" office:value="78.3625730994152" calcext:value-type="float">
            <text:p>78.3625730994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77.1929824561403" calcext:value-type="float">
            <text:p>77.1929824561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79.8245614035088" calcext:value-type="float">
            <text:p>79.8245614035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78.9473684210526" calcext:value-type="float">
            <text:p>78.9473684211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81.5789473684211" calcext:value-type="float">
            <text:p>81.5789473684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87.719298245614" calcext:value-type="float">
            <text:p>87.7192982456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3" table:style-name="ta1">
        <table:shapes>
          <draw:frame draw:z-index="0" draw:style-name="gr1" draw:text-style-name="P1" svg:width="6.2988in" svg:height="3.5429in" svg:x="4.426in" svg:y="0.9665in">
            <draw:object draw:notify-on-update-of-ranges="n3.C2:n3.C10 n3.A1:n3.A1 n3.A2:n3.A10 n3.B1:n3.B1 n3.B2:n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7734" calcext:value-type="float">
            <text:p>92.7734</text:p>
          </table:table-cell>
          <table:table-cell office:value-type="float" office:value="51.0721247563353" calcext:value-type="float">
            <text:p>51.0721247563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2857" calcext:value-type="float">
            <text:p>94.2857</text:p>
          </table:table-cell>
          <table:table-cell office:value-type="float" office:value="68.859649122807" calcext:value-type="float">
            <text:p>68.8596491228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73.1829573934837" calcext:value-type="float">
            <text:p>73.1829573935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6.1877" calcext:value-type="float">
            <text:p>96.1877</text:p>
          </table:table-cell>
          <table:table-cell office:value-type="float" office:value="76.0233918128655" calcext:value-type="float">
            <text:p>76.0233918129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7183" calcext:value-type="float">
            <text:p>94.7183</text:p>
          </table:table-cell>
          <table:table-cell office:value-type="float" office:value="75.7894736842105" calcext:value-type="float">
            <text:p>75.7894736842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79.3859649122807" calcext:value-type="float">
            <text:p>79.3859649123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79.5321637426901" calcext:value-type="float">
            <text:p>79.5321637427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79.8245614035088" calcext:value-type="float">
            <text:p>79.8245614035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80.7017543859649" calcext:value-type="float">
            <text:p>80.701754386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" table:style-name="ta1">
        <table:shapes>
          <draw:frame draw:z-index="0" draw:style-name="gr1" draw:text-style-name="P1" svg:width="6.2988in" svg:height="3.5429in" svg:x="4.426in" svg:y="0.9665in">
            <draw:object draw:notify-on-update-of-ranges="n1.C2:n1.C10 n1.A1:n1.A1 n1.A2:n1.A10 n1.B1:n1.B1 n1.B2:n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9688" calcext:value-type="float">
            <text:p>92.9688</text:p>
          </table:table-cell>
          <table:table-cell office:value-type="float" office:value="56.7251461988304" calcext:value-type="float">
            <text:p>56.725146198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8462" calcext:value-type="float">
            <text:p>93.8462</text:p>
          </table:table-cell>
          <table:table-cell office:value-type="float" office:value="68.2017543859649" calcext:value-type="float">
            <text:p>68.20175438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7186" calcext:value-type="float">
            <text:p>93.7186</text:p>
          </table:table-cell>
          <table:table-cell office:value-type="float" office:value="71.6791979949875" calcext:value-type="float">
            <text:p>71.679197995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0147" calcext:value-type="float">
            <text:p>95.0147</text:p>
          </table:table-cell>
          <table:table-cell office:value-type="float" office:value="72.2222222222222" calcext:value-type="float">
            <text:p>72.222222222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0141" calcext:value-type="float">
            <text:p>94.0141</text:p>
          </table:table-cell>
          <table:table-cell office:value-type="float" office:value="77.1929824561403" calcext:value-type="float">
            <text:p>77.1929824561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2982" calcext:value-type="float">
            <text:p>94.2982</text:p>
          </table:table-cell>
          <table:table-cell office:value-type="float" office:value="77.1929824561403" calcext:value-type="float">
            <text:p>77.1929824561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76.6081871345029" calcext:value-type="float">
            <text:p>76.608187134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79.8245614035088" calcext:value-type="float">
            <text:p>79.8245614035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85.9649122807017" calcext:value-type="float">
            <text:p>85.9649122807</text:p>
          </table:table-cell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5:55:34.162520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0:02:59.625940036</meta:creation-date>
    <dc:date>2014-10-18T16:00:40.947669165</dc:date>
    <meta:editing-duration>P0D</meta:editing-duration>
    <meta:editing-cycles>4</meta:editing-cycles>
    <meta:generator>LibreOffice/4.2.5.2$Linux_x86 LibreOffice_project/420m0$Build-2</meta:generator>
    <meta:document-statistic meta:table-count="6" meta:cell-count="1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1</text:p>
        </chart:subtitle>
        <chart:legend chart:legend-position="end" svg:x="12.835cm" svg:y="3.956cm" style:legend-expansion="high" chart:style-name="ch4"/>
        <chart:plot-area chart:style-name="ch5" table:cell-range-address="n1.B2:n1.C10 n1.A1:n1.A10 n1.B1:n1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.C2:n1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.A2:n1.A10" chart:label-cell-address="n1.A1:n1.A1" chart:class="chart:bar">
            <chart:data-point chart:repeated="9"/>
          </chart:series>
          <chart:series chart:style-name="ch12" chart:values-cell-range-address="n1.B2:n1.B10" chart:label-cell-address="n1.B1:n1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.A1:n1.A1</svg:desc>
                </draw:g>
              </table:table-cell>
              <table:table-cell office:value-type="string">
                <text:p>Implementacion</text:p>
                <draw:g>
                  <svg:desc>n1.B1:n1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.C2:n1.C10</svg:desc>
                </draw:g>
              </table:table-cell>
              <table:table-cell office:value-type="float" office:value="92.9688">
                <text:p>92.9688</text:p>
                <draw:g>
                  <svg:desc>n1.A2:n1.A10</svg:desc>
                </draw:g>
              </table:table-cell>
              <table:table-cell office:value-type="float" office:value="56.7251461988304">
                <text:p>56.7251461988304</text:p>
                <draw:g>
                  <svg:desc>n1.B2:n1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8462">
                <text:p>93.8462</text:p>
              </table:table-cell>
              <table:table-cell office:value-type="float" office:value="68.2017543859649">
                <text:p>68.201754385964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7186">
                <text:p>93.7186</text:p>
              </table:table-cell>
              <table:table-cell office:value-type="float" office:value="71.6791979949875">
                <text:p>71.67919799498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0147">
                <text:p>95.0147</text:p>
              </table:table-cell>
              <table:table-cell office:value-type="float" office:value="72.2222222222222">
                <text:p>72.222222222222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0141">
                <text:p>94.0141</text:p>
              </table:table-cell>
              <table:table-cell office:value-type="float" office:value="77.1929824561403">
                <text:p>77.192982456140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2982">
                <text:p>94.2982</text:p>
              </table:table-cell>
              <table:table-cell office:value-type="float" office:value="77.1929824561403">
                <text:p>77.192982456140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76.6081871345029">
                <text:p>76.60818713450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79.8245614035088">
                <text:p>79.824561403508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85.9649122807017">
                <text:p>85.9649122807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3</text:p>
        </chart:subtitle>
        <chart:legend chart:legend-position="end" svg:x="12.835cm" svg:y="3.956cm" style:legend-expansion="high" chart:style-name="ch4"/>
        <chart:plot-area chart:style-name="ch5" table:cell-range-address="n3.B2:n3.C10 n3.A1:n3.A10 n3.B1:n3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.C2:n3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.A2:n3.A10" chart:label-cell-address="n3.A1:n3.A1" chart:class="chart:bar">
            <chart:data-point chart:repeated="9"/>
          </chart:series>
          <chart:series chart:style-name="ch12" chart:values-cell-range-address="n3.B2:n3.B10" chart:label-cell-address="n3.B1:n3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.A1:n3.A1</svg:desc>
                </draw:g>
              </table:table-cell>
              <table:table-cell office:value-type="string">
                <text:p>Implementacion</text:p>
                <draw:g>
                  <svg:desc>n3.B1:n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.C2:n3.C10</svg:desc>
                </draw:g>
              </table:table-cell>
              <table:table-cell office:value-type="float" office:value="92.7734">
                <text:p>92.7734</text:p>
                <draw:g>
                  <svg:desc>n3.A2:n3.A10</svg:desc>
                </draw:g>
              </table:table-cell>
              <table:table-cell office:value-type="float" office:value="51.0721247563353">
                <text:p>51.0721247563353</text:p>
                <draw:g>
                  <svg:desc>n3.B2:n3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2857">
                <text:p>94.2857</text:p>
              </table:table-cell>
              <table:table-cell office:value-type="float" office:value="68.859649122807">
                <text:p>68.8596491228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73.1829573934837">
                <text:p>73.182957393483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6.1877">
                <text:p>96.1877</text:p>
              </table:table-cell>
              <table:table-cell office:value-type="float" office:value="76.0233918128655">
                <text:p>76.02339181286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7183">
                <text:p>94.7183</text:p>
              </table:table-cell>
              <table:table-cell office:value-type="float" office:value="75.7894736842105">
                <text:p>75.789473684210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79.3859649122807">
                <text:p>79.385964912280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79.5321637426901">
                <text:p>79.53216374269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79.8245614035088">
                <text:p>79.824561403508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80.7017543859649">
                <text:p>80.7017543859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5</text:p>
        </chart:subtitle>
        <chart:legend chart:legend-position="end" svg:x="12.835cm" svg:y="3.956cm" style:legend-expansion="high" chart:style-name="ch4"/>
        <chart:plot-area chart:style-name="ch5" table:cell-range-address="n5.B2:n5.C10 n5.A1:n5.A10 n5.B1:n5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5.C2:n5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5.A2:n5.A10" chart:label-cell-address="n5.A1:n5.A1" chart:class="chart:bar">
            <chart:data-point chart:repeated="9"/>
          </chart:series>
          <chart:series chart:style-name="ch12" chart:values-cell-range-address="n5.B2:n5.B10" chart:label-cell-address="n5.B1:n5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5.A1:n5.A1</svg:desc>
                </draw:g>
              </table:table-cell>
              <table:table-cell office:value-type="string">
                <text:p>Implementacion</text:p>
                <draw:g>
                  <svg:desc>n5.B1:n5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5.C2:n5.C10</svg:desc>
                </draw:g>
              </table:table-cell>
              <table:table-cell office:value-type="float" office:value="91.9922">
                <text:p>91.9922</text:p>
                <draw:g>
                  <svg:desc>n5.A2:n5.A10</svg:desc>
                </draw:g>
              </table:table-cell>
              <table:table-cell office:value-type="float" office:value="45.4191033138402">
                <text:p>45.4191033138402</text:p>
                <draw:g>
                  <svg:desc>n5.B2:n5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4066">
                <text:p>93.4066</text:p>
              </table:table-cell>
              <table:table-cell office:value-type="float" office:value="70.3947368421053">
                <text:p>70.394736842105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74.4360902255639">
                <text:p>74.436090225563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3079">
                <text:p>95.3079</text:p>
              </table:table-cell>
              <table:table-cell office:value-type="float" office:value="78.3625730994152">
                <text:p>78.36257309941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77.1929824561403">
                <text:p>77.192982456140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79.8245614035088">
                <text:p>79.82456140350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78.9473684210526">
                <text:p>78.947368421052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81.5789473684211">
                <text:p>81.57894736842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87.719298245614">
                <text:p>87.719298245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10</text:p>
        </chart:subtitle>
        <chart:legend chart:legend-position="end" svg:x="12.835cm" svg:y="3.956cm" style:legend-expansion="high" chart:style-name="ch4"/>
        <chart:plot-area chart:style-name="ch5" table:cell-range-address="n10.B2:n10.C10 n10.A1:n10.A10 n10.B1:n1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0.C2:n1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0.A2:n10.A10" chart:label-cell-address="n10.A1:n10.A1" chart:class="chart:bar">
            <chart:data-point chart:repeated="9"/>
          </chart:series>
          <chart:series chart:style-name="ch12" chart:values-cell-range-address="n10.B2:n10.B10" chart:label-cell-address="n10.B1:n1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0.A1:n10.A1</svg:desc>
                </draw:g>
              </table:table-cell>
              <table:table-cell office:value-type="string">
                <text:p>Implementacion</text:p>
                <draw:g>
                  <svg:desc>n10.B1:n1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0.C2:n10.C10</svg:desc>
                </draw:g>
              </table:table-cell>
              <table:table-cell office:value-type="float" office:value="95.1172">
                <text:p>95.1172</text:p>
                <draw:g>
                  <svg:desc>n10.A2:n10.A10</svg:desc>
                </draw:g>
              </table:table-cell>
              <table:table-cell office:value-type="float" office:value="34.307992202729">
                <text:p>34.307992202729</text:p>
                <draw:g>
                  <svg:desc>n10.B2:n1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0659">
                <text:p>94.0659</text:p>
              </table:table-cell>
              <table:table-cell office:value-type="float" office:value="66.0087719298246">
                <text:p>66.008771929824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4673">
                <text:p>93.4673</text:p>
              </table:table-cell>
              <table:table-cell office:value-type="float" office:value="73.4335839598998">
                <text:p>73.433583959899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74.2690058479532">
                <text:p>74.269005847953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76.140350877193">
                <text:p>76.14035087719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79.8245614035088">
                <text:p>79.82456140350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80.7017543859649">
                <text:p>80.701754385964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81.5789473684211">
                <text:p>81.57894736842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1.2280701754386">
                <text:p>91.2280701754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20</text:p>
        </chart:subtitle>
        <chart:legend chart:legend-position="end" svg:x="12.835cm" svg:y="3.956cm" style:legend-expansion="high" chart:style-name="ch4"/>
        <chart:plot-area chart:style-name="ch5" table:cell-range-address="n20.B2:n20.C10 n20.A1:n20.A10 n20.B1:n2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20.C2:n2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20.A2:n20.A10" chart:label-cell-address="n20.A1:n20.A1" chart:class="chart:bar">
            <chart:data-point chart:repeated="9"/>
          </chart:series>
          <chart:series chart:style-name="ch12" chart:values-cell-range-address="n20.B2:n20.B10" chart:label-cell-address="n20.B1:n2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20.A1:n20.A1</svg:desc>
                </draw:g>
              </table:table-cell>
              <table:table-cell office:value-type="string">
                <text:p>Implementacion</text:p>
                <draw:g>
                  <svg:desc>n20.B1:n2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20.C2:n20.C10</svg:desc>
                </draw:g>
              </table:table-cell>
              <table:table-cell office:value-type="float" office:value="93.75">
                <text:p>93.75</text:p>
                <draw:g>
                  <svg:desc>n20.A2:n20.A10</svg:desc>
                </draw:g>
              </table:table-cell>
              <table:table-cell office:value-type="float" office:value="32.5536062378168">
                <text:p>32.5536062378168</text:p>
                <draw:g>
                  <svg:desc>n20.B2:n2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.1648">
                <text:p>95.1648</text:p>
              </table:table-cell>
              <table:table-cell office:value-type="float" office:value="64.2543859649123">
                <text:p>64.254385964912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9698">
                <text:p>93.9698</text:p>
              </table:table-cell>
              <table:table-cell office:value-type="float" office:value="73.9348370927318">
                <text:p>73.934837092731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76.9005847953216">
                <text:p>76.900584795321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3.3099">
                <text:p>93.3099</text:p>
              </table:table-cell>
              <table:table-cell office:value-type="float" office:value="75.7894736842105">
                <text:p>75.789473684210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78.0701754385965">
                <text:p>78.070175438596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3216">
                <text:p>95.3216</text:p>
              </table:table-cell>
              <table:table-cell office:value-type="float" office:value="83.625730994152">
                <text:p>83.62573099415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81.5789473684211">
                <text:p>81.57894736842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1.2280701754386">
                <text:p>91.22807017543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30</text:p>
        </chart:subtitle>
        <chart:legend chart:legend-position="end" svg:x="12.835cm" svg:y="3.956cm" style:legend-expansion="high" chart:style-name="ch4"/>
        <chart:plot-area chart:style-name="ch5" table:cell-range-address="n30.B2:n30.C10 n30.A1:n30.A10 n30.B1:n3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0.C2:n3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0.A2:n30.A10" chart:label-cell-address="n30.A1:n30.A1" chart:class="chart:bar">
            <chart:data-point chart:repeated="9"/>
          </chart:series>
          <chart:series chart:style-name="ch12" chart:values-cell-range-address="n30.B2:n30.B10" chart:label-cell-address="n30.B1:n3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0.A1:n30.A1</svg:desc>
                </draw:g>
              </table:table-cell>
              <table:table-cell office:value-type="string">
                <text:p>Implementacion</text:p>
                <draw:g>
                  <svg:desc>n30.B1:n3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0.C2:n30.C10</svg:desc>
                </draw:g>
              </table:table-cell>
              <table:table-cell office:value-type="float" office:value="91.7969">
                <text:p>91.7969</text:p>
                <draw:g>
                  <svg:desc>n30.A2:n30.A10</svg:desc>
                </draw:g>
              </table:table-cell>
              <table:table-cell office:value-type="float" office:value="32.5536062378168">
                <text:p>32.5536062378168</text:p>
                <draw:g>
                  <svg:desc>n30.B2:n3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2.967">
                <text:p>92.967</text:p>
              </table:table-cell>
              <table:table-cell office:value-type="float" office:value="48.9035087719298">
                <text:p>48.903508771929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73.6842105263158">
                <text:p>73.684210526315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4282">
                <text:p>94.4282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2.9577">
                <text:p>92.9577</text:p>
              </table:table-cell>
              <table:table-cell office:value-type="float" office:value="74.7368421052632">
                <text:p>74.736842105263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76.3157894736842">
                <text:p>76.315789473684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80.7017543859649">
                <text:p>80.701754385964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82.4561403508772">
                <text:p>82.456140350877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85.9649122807017">
                <text:p>85.9649122807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